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9cm" fo:min-width="2.465cm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2.554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svg:stroke-color="#000000" draw:fill="none" draw:fill-color="#ffffff" fo:min-height="1.306cm"/>
    </style:style>
    <style:style style:name="gr5" style:family="graphic" style:parent-style-name="standard">
      <style:graphic-properties draw:stroke="none" svg:stroke-color="#000000" draw:fill="none" draw:fill-color="#ffffff" fo:min-height="3.433cm"/>
    </style:style>
    <style:style style:name="gr6" style:family="graphic" style:parent-style-name="standard">
      <style:graphic-properties draw:textarea-horizontal-align="justify" draw:textarea-vertical-align="middle" draw:auto-grow-height="false" fo:min-height="0.39cm" fo:min-width="3.008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1.215cm"/>
    </style:style>
    <style:style style:name="gr8" style:family="graphic" style:parent-style-name="standard">
      <style:graphic-properties draw:textarea-horizontal-align="justify" draw:textarea-vertical-align="middle" draw:auto-grow-height="false" fo:min-height="0.893cm" fo:min-width="3.437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4.45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 draw:fill-color="#ffffff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91cm" svg:height="1.397cm" svg:x="8.7cm" svg:y="4.048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318cm" svg:height="1.27cm" svg:x="8.636cm" svg:y="20.05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286cm" svg:height="1.673cm" svg:x="-7.255cm" svg:y="9.868cm">
          <draw:text-box>
            <text:p text:style-name="P1"><text:span text:style-name="T1">True</text:span></text:p>
          </draw:text-box>
        </draw:frame>
        <draw:frame draw:style-name="gr4" draw:text-style-name="P3" draw:layer="layout" svg:width="2.54cm" svg:height="1.556cm" svg:x="-6.366cm" svg:y="25.384cm">
          <draw:text-box>
            <text:p text:style-name="P1"><text:span text:style-name="T1">Program</text:span></text:p>
          </draw:text-box>
        </draw:frame>
        <draw:frame draw:style-name="gr5" draw:text-style-name="P3" draw:layer="layout" svg:width="5.207cm" svg:height="3.683cm" svg:x="0.365cm" svg:y="1.127cm">
          <draw:text-box>
            <text:p text:style-name="P1"><text:span text:style-name="T1">Shelby Jordan</text:span></text:p>
            <text:p text:style-name="P1"><text:span text:style-name="T1">Restart Function</text:span></text:p>
          </draw:text-box>
        </draw:frame>
        <draw:custom-shape draw:style-name="gr6" draw:text-style-name="P2" draw:layer="layout" svg:width="5.572cm" svg:height="1.016cm" svg:x="-6.096cm" svg:y="7.35cm">
          <text:p text:style-name="P1"><text:span text:style-name="T1">restar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3.429cm" svg:height="3.048cm" svg:x="-4.588cm" svg:y="10.398cm">
          <text:p text:style-name="P1"><text:span text:style-name="T1">Is restart ==</text:span></text:p>
          <text:p text:style-name="P1"><text:span text:style-name="T1">'y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3.937cm" svg:height="1.143cm" svg:x="8.747cm" svg:y="7.604cm">
          <text:p text:style-name="P1"><text:span text:style-name="T1">main(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53cm" svg:height="1.27cm" svg:x="-5.986cm" svg:y="14.97cm">
          <text:p text:style-name="P1"><text:span text:style-name="T1">Program ending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3.937cm" svg:height="1.143cm" svg:x="-5.35cm" svg:y="4.683cm">
          <text:p text:style-name="P1"><text:span text:style-name="T1">main(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6:34:46.811000000</meta:creation-date>
    <dc:date>2017-04-08T19:32:51.390000000</dc:date>
    <meta:editing-duration>PT15M40S</meta:editing-duration>
    <meta:editing-cycles>5</meta:editing-cycles>
    <meta:generator>LibreOffice/4.4.2.2$Windows_x86 LibreOffice_project/c4c7d32d0d49397cad38d62472b0bc8acff48dd6</meta:generator>
    <meta:document-statistic meta:object-count="10"/>
  </office:meta>
</office:document-meta>
</file>